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</style:style>
    <style:style style:name="P2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keep-with-next="auto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- gnuplot (en la carpeta del .txt)</text:span></text:p>
      <text:p text:style-name="P1"/>
      <text:p text:style-name="P1"><text:span text:style-name="T1">- plot "archivo.txt" using 1:2 with lines (1:2 número de columnas a usar)</text:span></text:p>
      <text:p text:style-name="P1"/>
      <text:p text:style-name="P1"><text:span text:style-name="T1">- f(x) = x*log(x)*a</text:span></text:p>
      <text:p text:style-name="P1"/>
      <text:p text:style-name="P1"><text:span text:style-name="T1">- fit f(x) "archivo.txt" using 1:2 with lines via a</text:span></text:p>
      <text:p text:style-name="P1"/>
      <text:p text:style-name="P1"><text:span text:style-name="T1">- plot f(x), "archivo.txt" using 1:2 with lines</text:span></text:p>
      <text:p text:style-name="P1"/>
      <text:p text:style-name="P1"><text:span text:style-name="T1">plot "archivo.txt" using 1:2 with lines title "comoquieras", "archivo2.txt" using 1:4 with lines tittle "comoquieras2"</text:span></text:p>
      <text:p text:style-name="P1"/>
      <text:p text:style-name="P1"/>
      <text:p text:style-name="P1"><text:span text:style-name="T1"># Título del histograma</text:span></text:p>
      <text:p text:style-name="P1"><text:span text:style-name="T1">gnuplot&gt; set title "Histograma de frecuencias"</text:span></text:p>
      <text:p text:style-name="P1"><text:span text:style-name="T1"># Etiqueta del eje X</text:span></text:p>
      <text:p text:style-name="P1"><text:span text:style-name="T1">gnuplot&gt; set xlabel "Numero"</text:span></text:p>
      <text:p text:style-name="P1"><text:span text:style-name="T1"># Etiqueta del eje Y</text:span></text:p>
      <text:p text:style-name="P1"><text:span text:style-name="T1">gnuplot&gt; set ylabel "Frecuencia"</text:span></text:p>
      <text:p text:style-name="P1"><text:span text:style-name="T1"># Rango de valores del eje Y</text:span></text:p>
      <text:p text:style-name="P1"><text:span text:style-name="T1">gnuplot&gt; set yrange [0:1200]</text:span></text:p>
      <text:p text:style-name="P1"><text:span text:style-name="T1"># Rango de valores del eje X</text:span></text:p>
      <text:p text:style-name="P1"><text:span text:style-name="T1">gnuplot&gt; set xrange [0:11]</text:span></text:p>
      <text:p text:style-name="P1"><text:span text:style-name="T1"># Representa el histograma con nombre "Frecuencia" y además un valor</text:span></text:p>
      <text:p text:style-name="P1"><text:span text:style-name="T1">constante de 1000 con nombre "Media"</text:span></text:p>
      <text:p text:style-name="P1"><text:span text:style-name="T1">gnuplot&gt; plot "Datos.txt" title "Frecuencia" with boxes, 1000 title "Media"</text:span></text:p>
      <text:p text:style-name="P1"/>
      <text:p text:style-name="P1"><text:span text:style-name="T1"># Muestra los formatos de salida</text:span></text:p>
      <text:p text:style-name="P1"><text:span text:style-name="T1">gnuplot&gt; help set term</text:span></text:p>
      <text:p text:style-name="P1"><text:span text:style-name="T1"># Define formato de salida (en este jpeg)</text:span></text:p>
      <text:p text:style-name="P1"><text:span text:style-name="T1">gnuplot&gt; set term jpeg</text:span></text:p>
      <text:p text:style-name="P1"><text:span text:style-name="T1"># Define archivo de salida</text:span></text:p>
      <text:p text:style-name="P1"><text:span text:style-name="T1">gnuplot&gt; set output "histograma.jpeg"</text:span></text:p>
      <text:p text:style-name="P1"><text:span text:style-name="T1"># Dibuja gráfico pero esta vez en un archivo</text:span></text:p>
      <text:p text:style-name="P1"><text:span text:style-name="T1">gnuplot&gt; replot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tab/> <text:tab/> <text:tab/> <text:tab/></text:p>
      <text:p text:style-name="P3">Abrir terminal desde la carpeta donde tienes los archivos</text:p>
      <text:p text:style-name="P3">&gt;&gt;make</text:p>
      <text:p text:style-name="P3">&gt;&gt;valgrind --leak-check=full ./ejercicio5 -num_min 100 -num_max 5000 -incr 200 -numP 50 -fichSalida "Salida2.txt"</text:p>
      <text:p text:style-name="P3">Una vez que tienes generados los txt tienes que hacer las graficas ejecutando en en la terminal gnu.sh. En el caso en el que no tenga permisos, escribes</text:p>
      <text:p text:style-name="P3">&gt;&gt;chmod 777 gnu.sh</text:p>
      <text:p text:style-name="P3">y luego ejecutas</text:p>
      <text:p text:style-name="P3">./gnu.s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valgrind --leak-check=full ./ej</text:span></text:p>
      <text:p text:style-name="P1"/>
      <text:p text:style-name="P1"/>
      <text:p text:style-name="P1"/>
      <text:p text:style-name="P1"><text:span text:style-name="T1">2)<text:tab/>¿Cuáles deberían ser los argumentos de entrada de la función QuarterSort? Explica <text:s/>brevemente cada uno de ellos.</text:span></text:p>
      <text:p text:style-name="P1"/>
      <text:p text:style-name="P1"><text:span text:style-name="T1">Int * Tabla: Es una variable de tipo puntero a entero que representa la tabla a ordenar.</text:span></text:p>
      <text:p text:style-name="P1"><text:span text:style-name="T1">int ip: Es una variable de tipo entero que representa la posición donde se encuentra el primer elemento de la tabla.</text:span></text:p>
      <text:p text:style-name="P1"><text:span text:style-name="T1">int iu: Es una variable de tipo entero que representa la posición donde se encuentra el ultimo elemento de la tabla.</text:span></text:p>
      <text:p text:style-name="P1"><text:soft-page-break/><text:span text:style-name="T1">Para implementar el algoritmo he utilizado los indices debido a que no era necesario almacenarlo en los arrays. El primer cuarto de los elementos de la tabla se ordenan con merge sort, los tres cuartos restantes se ordenan <text:s/>con quick sort. Por eso almacenamos el valor del cuarto de los elemento de la tabla en m1 para saber que parte de la tabla ordenamos con el algoritmo determinado. Y luego hacemos el merge con el imedio en el cuarto de la tabla. Por lo tanto utilizo los <text:s/>indices de la tabla para ordenar una de una manera y la otra de la otra forma.</text:span></text:p>
      <text:p text:style-name="P1"/>
      <text:p text:style-name="P1"><text:span text:style-name="T1">3)<text:tab/>¿Se podrá haber combinado las dos subtablas de una manera más eficiente que la propuesta en el enunciado de la práctica?</text:span></text:p>
      <text:p text:style-name="P1"/>
      <text:p text:style-name="P1"><text:span text:style-name="T1">El caso mejor de la combinacion de las subtablas es N/4 siendo N el número de elementos. Por lo que se realiza de una manera muy eficiente.</text:span></text:p>
      <text:p text:style-name="P1"/>
      <text:p text:style-name="P1"/>
      <text:p text:style-name="P1"/>
      <text:p text:style-name="P1"/>
      <text:p text:style-name="P1"><text:span text:style-name="T1">6)<text:tab/>Generar algún otro caso de prueba y comparar sus gráficas con las anteriores.</text:span></text:p>
      <text:p text:style-name="P1"/>
      <text:p text:style-name="P1"><text:span text:style-name="T1">Generamos otro fichero de 1 a 1000 de tamaño de permutaciones. Con 1000 permutaciones y incremento 10. El valor teórico seleccionamos 2*n*log*n y como observamos en la gráifca Tiempo- tamaño se corresponde a ese orden.</text:span></text:p>
      <text:p text:style-name="P1"/>
      <text:p text:style-name="P1"/>
      <text:p text:style-name="P1"/>
      <text:p text:style-name="P1"/>
      <text:p text:style-name="P1"><text:span text:style-name="T1">7)<text:tab/>¿Podríais indicar cuál es el tiempo teórico de ejecución?</text:span></text:p>
      <text:p text:style-name="P1"/>
      <text:p text:style-name="P1"><text:span text:style-name="T1">Según las gráficas podemos indicar que el tiempo teórico es algo más que NlogN( orden de MergeSort). Por lo tanto pordemos afirmar que es del orden del O(NogN).</text:span></text:p>
      <text:p text:style-name="P1"/>
      <text:p text:style-name="P1"><text:span text:style-name="T1">Debido a que se tarda más tiempo con Merge Sort pero como con <text:s text:c="11"/>Quick Sort ordenamos ¾ de la tabla pues se parece más al orden O(2 NlogN) que se corresponde con el de quick sort.</text:span></text:p>
      <text:p text:style-name="P1"/>
      <text:p text:style-name="P1"/>
      <text:p text:style-name="P1"/>
      <text:p text:style-name="P1"><text:span text:style-name="T1">8)<text:tab/>Comparar estas gráficas con la que se generan al ordenar utilizando solamente el algoritmo de ordenación MergeSort.</text:span></text:p>
      <text:p text:style-name="P1"/>
      <text:p text:style-name="P1"><text:span text:style-name="T1">a.<text:tab/>¿Son significativamente distintos los tiempos y número de OBs? En cualquier caso explicar el por qué.</text:span></text:p>
      <text:p text:style-name="P1"/>
      <text:p text:style-name="P1"/>
      <text:p text:style-name="P1"><text:span text:style-name="T1">Tiempo con tamaño de permutaciones.</text:span></text:p>
      <text:p text:style-name="P1"><text:soft-page-break/></text:p>
      <text:p text:style-name="P1"/>
      <text:p text:style-name="P1"/>
      <text:p text:style-name="P1"><text:span text:style-name="T1">El orden es un poco mayor que el orden de O(NlogN) que es el orden correspondiente merge sort. Por lo que el algoritmo es del orden O(NlogN) más parecido a O(2NlogN) que ya que tiene una similitud mayor a Quick Sort debido a que con Quick Sort ordenamos el 75% de la tabla.</text:span></text:p>
      <text:p text:style-name="P1"/>
      <text:p text:style-name="P1"/>
      <text:p text:style-name="P1"><text:span text:style-name="T1">Obs medias</text:span></text:p>
      <text:p text:style-name="P1"/>
      <text:p text:style-name="P1"/>
      <text:p text:style-name="P1"/>
      <text:p text:style-name="P1"><text:span text:style-name="T1">Obs min.</text:span></text:p>
      <text:p text:style-name="P1"/>
      <text:p text:style-name="P1"/>
      <text:p text:style-name="P1"/>
      <text:p text:style-name="P1"/>
      <text:p text:style-name="P1"/>
      <text:p text:style-name="P1"><text:span text:style-name="T1">Y por último vamos a comparar las obs máximas de MergeSort con las de QuarterSort.</text:span></text:p>
      <text:p text:style-name="P1"/>
      <text:p text:style-name="P1"/>
      <text:p text:style-name="P1"/>
      <text:p text:style-name="P1"><text:span text:style-name="T1">Como hemos observado en el caso de las Obs. Las obs maximas tiene <text:s/>una diferencia mayor que las otras con algunos picos. Esto es debido a que si se da el caso que la permutación está completmente ordenada tiene un orden de N²/2- N/2, por lo que esos picos representan los casos en los que la subtabla a ordenar por quicksort está en unos de sus peores casos. En el caso mejor y peor, debido a que los casos medio y mejor de mergesort y quicksort son:</text:span></text:p>
      <text:p text:style-name="P1"/>
      <text:p text:style-name="P1"><text:span text:style-name="T1">MergeSort</text:span></text:p>
      <text:p text:style-name="P1"/>
      <text:p text:style-name="P1"><text:span text:style-name="T1">Caso medio: N*log(N)</text:span></text:p>
      <text:p text:style-name="P1"><text:span text:style-name="T1">Caso mejor: (1/2)*N*log(N)</text:span></text:p>
      <text:p text:style-name="P1"/>
      <text:p text:style-name="P1"><text:span text:style-name="T1">QuickSort</text:span></text:p>
      <text:p text:style-name="P1"/>
      <text:p text:style-name="P1"><text:span text:style-name="T1">Caso medio: 2*N*log(N) + O(N)</text:span></text:p>
      <text:p text:style-name="P1"><text:span text:style-name="T1">Caso mejor: O(N*log(N))</text:span></text:p>
      <text:p text:style-name="P1"/>
      <text:p text:style-name="P1"><text:span text:style-name="T1">Como no hay mucha diferencia entre uno y otro la diferencia es menor. Pero como para Quick Sort los ordenes son mayores y se ordena la mayor parte con Quick Sort. EL algorimos es más del orden de Quick Sort. El algoritmo utiliza merge sort y quicksort y ademas combina las subtablas con merge por lo que también hay que tenerlo en <text:s/>cuenta.</text:span></text:p>
      <text:p text:style-name="P1"/>
      <text:p text:style-name="P1"><text:span text:style-name="T1">Por lo que podemos concluir que tanto para el caso mejor y medio el algoritmo es del orden </text:span><text:soft-page-break/><text:span text:style-name="T1">O(N*log (N))y O(2Nlog(N)) respectivamente. Para el caso peor podemos deterinar que es 2Nlog(N) con algunos picos debido al caso peor de quick sort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E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s" fo:country="E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64" meta:word-count="913" meta:character-count="5179" meta:non-whitespace-character-count="4309"/>
    <meta:generator>LibreOffice/5.0.5.2$Linux_X86_64 LibreOffice_project/00m0$Build-2</meta:generator>
  </office:meta>
</office:document-meta>
</file>